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5pt" style:font-style-asian="normal" style:font-weight-asian="bold" style:font-name-complex="Tahoma" style:font-size-complex="15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Ain 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Aisne 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Allier 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Alpes-de-Haute-Provence 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Hautes-Alpes 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Alpes-Maritimes 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Ardèche 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Ardennes 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Ariège 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Aube 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Aude 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string">
            <text:p>Aveyron 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Bouches-du-Rhône 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Calvados 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string">
            <text:p>Cantal 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string">
            <text:p>Charente 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 office:value-type="string">
            <text:p>Charente-Maritime 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string">
            <text:p>Cher 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Corrèze 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Côte-d'Or </text:p>
          </table:table-cell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1" office:value-type="string">
            <text:p>Côtes d'Armor 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1" office:value-type="string">
            <text:p>Creuse 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string">
            <text:p>Dordogne 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1" office:value-type="string">
            <text:p>Doubs 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1" office:value-type="string">
            <text:p>Drôme 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1" office:value-type="string">
            <text:p>Eure </text:p>
          </table:table-cell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 office:value-type="string">
            <text:p>Eure-et-Loir </text:p>
          </table:table-cell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string">
            <text:p>Finistère 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 office:value-type="string">
            <text:p>Gard </text:p>
          </table:table-cell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" office:value-type="string">
            <text:p>Haute-Garonne </text:p>
          </table:table-cell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1" office:value-type="string">
            <text:p>Gers </text:p>
          </table:table-cell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1" office:value-type="string">
            <text:p>Gironde </text:p>
          </table:table-cell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1" office:value-type="string">
            <text:p>Hérault </text:p>
          </table:table-cell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 office:value-type="string">
            <text:p>Ille-et-Vilaine </text:p>
          </table:table-cell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1" office:value-type="string">
            <text:p>Indre </text:p>
          </table:table-cell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1" office:value-type="string">
            <text:p>Indre-et-Loire </text:p>
          </table:table-cell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 office:value-type="string">
            <text:p>Isère </text:p>
          </table:table-cell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 office:value-type="string">
            <text:p>Jura </text:p>
          </table:table-cell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1" office:value-type="string">
            <text:p>Landes </text:p>
          </table:table-cell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1" office:value-type="string">
            <text:p>Loir-et-Cher </text:p>
          </table:table-cell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string">
            <text:p>Loire </text:p>
          </table:table-cell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1" office:value-type="string">
            <text:p>Haute-Loire </text:p>
          </table:table-cell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1" office:value-type="string">
            <text:p>Loire-Atlantique </text:p>
          </table:table-cell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 office:value-type="string">
            <text:p>Loiret </text:p>
          </table:table-cell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1" office:value-type="string">
            <text:p>Lot </text:p>
          </table:table-cell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1" office:value-type="string">
            <text:p>Lot-et-Garonne </text:p>
          </table:table-cell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1" office:value-type="string">
            <text:p>Lozère </text:p>
          </table:table-cell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1" office:value-type="string">
            <text:p>Maine-et-Loire </text:p>
          </table:table-cell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1" office:value-type="string">
            <text:p>Manche </text:p>
          </table:table-cell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 office:value-type="string">
            <text:p>Marne </text:p>
          </table:table-cell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1" office:value-type="string">
            <text:p>Haute-Marne </text:p>
          </table:table-cell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1" office:value-type="string">
            <text:p>Mayenne </text:p>
          </table:table-cell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1" office:value-type="string">
            <text:p>Meurthe-et-Moselle </text:p>
          </table:table-cell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1" office:value-type="string">
            <text:p>Meuse </text:p>
          </table:table-cell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1" office:value-type="string">
            <text:p>Morbihan </text:p>
          </table:table-cell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1" office:value-type="string">
            <text:p>Moselle </text:p>
          </table:table-cell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1" office:value-type="string">
            <text:p>Nièvre </text:p>
          </table:table-cell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1" office:value-type="string">
            <text:p>Nord </text:p>
          </table:table-cell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1" office:value-type="string">
            <text:p>Oise </text:p>
          </table:table-cell>
        </table:table-row>
        <table:table-row table:style-name="ro2">
          <table:table-cell table:style-name="ce1" office:value-type="float" office:value="61">
            <text:p>61</text:p>
          </table:table-cell>
          <table:table-cell table:style-name="ce1" office:value-type="string">
            <text:p>Orne </text:p>
          </table:table-cell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1" office:value-type="string">
            <text:p>Pas-de-Calais </text:p>
          </table:table-cell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1" office:value-type="string">
            <text:p>Puy-de-Dôme </text:p>
          </table:table-cell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1" office:value-type="string">
            <text:p>Pyrénées-Atlantiques </text:p>
          </table:table-cell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1" office:value-type="string">
            <text:p>Hautes-Pyrénées </text:p>
          </table:table-cell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string">
            <text:p>Pyrénées-Orientales </text:p>
          </table:table-cell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1" office:value-type="string">
            <text:p>Bas-Rhin </text:p>
          </table:table-cell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1" office:value-type="string">
            <text:p>Haut-Rhin </text:p>
          </table:table-cell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1" office:value-type="string">
            <text:p>Rhône </text:p>
          </table:table-cell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1" office:value-type="string">
            <text:p>Haute-Saône 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1" office:value-type="string">
            <text:p>Saône-et-Loire 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1" office:value-type="string">
            <text:p>Sarthe 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1" office:value-type="string">
            <text:p>Savoie </text:p>
          </table:table-cell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1" office:value-type="string">
            <text:p>Haute-Savoie </text:p>
          </table:table-cell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1" office:value-type="string">
            <text:p>Paris </text:p>
          </table:table-cell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1" office:value-type="string">
            <text:p>Seine-Maritime </text:p>
          </table:table-cell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1" office:value-type="string">
            <text:p>Seine-et-Marne </text:p>
          </table:table-cell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1" office:value-type="string">
            <text:p>Yvelines </text:p>
          </table:table-cell>
        </table:table-row>
        <table:table-row table:style-name="ro2">
          <table:table-cell table:style-name="ce1" office:value-type="float" office:value="79">
            <text:p>79</text:p>
          </table:table-cell>
          <table:table-cell table:style-name="ce1" office:value-type="string">
            <text:p>Deux-Sèvres </text:p>
          </table:table-cell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1" office:value-type="string">
            <text:p>Somme </text:p>
          </table:table-cell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1" office:value-type="string">
            <text:p>Tarn </text:p>
          </table:table-cell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1" office:value-type="string">
            <text:p>Tarn-et-Garonne </text:p>
          </table:table-cell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1" office:value-type="string">
            <text:p>Var </text:p>
          </table:table-cell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1" office:value-type="string">
            <text:p>Vaucluse </text:p>
          </table:table-cell>
        </table:table-row>
        <table:table-row table:style-name="ro2">
          <table:table-cell table:style-name="ce1" office:value-type="float" office:value="85">
            <text:p>85</text:p>
          </table:table-cell>
          <table:table-cell table:style-name="ce1" office:value-type="string">
            <text:p>Vendée </text:p>
          </table:table-cell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1" office:value-type="string">
            <text:p>Vienne </text:p>
          </table:table-cell>
        </table:table-row>
        <table:table-row table:style-name="ro2">
          <table:table-cell table:style-name="ce1" office:value-type="float" office:value="87">
            <text:p>87</text:p>
          </table:table-cell>
          <table:table-cell table:style-name="ce1" office:value-type="string">
            <text:p>Haute-Vienne </text:p>
          </table:table-cell>
        </table:table-row>
        <table:table-row table:style-name="ro2">
          <table:table-cell table:style-name="ce1" office:value-type="float" office:value="88">
            <text:p>88</text:p>
          </table:table-cell>
          <table:table-cell table:style-name="ce1" office:value-type="string">
            <text:p>Vosges </text:p>
          </table:table-cell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1" office:value-type="string">
            <text:p>Yonne </text:p>
          </table:table-cell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1" office:value-type="string">
            <text:p>Territoire de Belfort </text:p>
          </table:table-cell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1" office:value-type="string">
            <text:p>Essonne </text:p>
          </table:table-cell>
        </table:table-row>
        <table:table-row table:style-name="ro2">
          <table:table-cell table:style-name="ce1" office:value-type="float" office:value="92">
            <text:p>92</text:p>
          </table:table-cell>
          <table:table-cell table:style-name="ce1" office:value-type="string">
            <text:p>Hauts-de-Seine </text:p>
          </table:table-cell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1" office:value-type="string">
            <text:p>Seine-St-Denis </text:p>
          </table:table-cell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1" office:value-type="string">
            <text:p>Val-de-Marne </text:p>
          </table:table-cell>
        </table:table-row>
        <table:table-row table:style-name="ro2">
          <table:table-cell table:style-name="ce1" office:value-type="float" office:value="95">
            <text:p>95</text:p>
          </table:table-cell>
          <table:table-cell table:style-name="ce1" office:value-type="string">
            <text:p>Val-D'Oise </text:p>
          </table:table-cell>
        </table:table-row>
        <table:table-row table:style-name="ro2">
          <table:table-cell table:style-name="ce1" office:value-type="string">
            <text:p>2A </text:p>
          </table:table-cell>
          <table:table-cell table:style-name="ce1" office:value-type="string">
            <text:p>Corse-du-Sud </text:p>
          </table:table-cell>
        </table:table-row>
        <table:table-row table:style-name="ro2">
          <table:table-cell table:style-name="ce1" office:value-type="string">
            <text:p>2B </text:p>
          </table:table-cell>
          <table:table-cell table:style-name="ce1" office:value-type="string">
            <text:p>Haute-Corse </text:p>
          </table:table-cell>
        </table:table-row>
        <table:table-row table:style-name="ro2">
          <table:table-cell table:style-name="ce1" office:value-type="float" office:value="971">
            <text:p>971</text:p>
          </table:table-cell>
          <table:table-cell table:style-name="ce1" office:value-type="string">
            <text:p>Guadeloupe </text:p>
          </table:table-cell>
        </table:table-row>
        <table:table-row table:style-name="ro2">
          <table:table-cell table:style-name="ce1" office:value-type="float" office:value="972">
            <text:p>972</text:p>
          </table:table-cell>
          <table:table-cell table:style-name="ce1" office:value-type="string">
            <text:p>Martinique </text:p>
          </table:table-cell>
        </table:table-row>
        <table:table-row table:style-name="ro2">
          <table:table-cell table:style-name="ce1" office:value-type="float" office:value="973">
            <text:p>973</text:p>
          </table:table-cell>
          <table:table-cell table:style-name="ce1" office:value-type="string">
            <text:p>Guyane </text:p>
          </table:table-cell>
        </table:table-row>
        <table:table-row table:style-name="ro2">
          <table:table-cell table:style-name="ce1" office:value-type="float" office:value="974">
            <text:p>974</text:p>
          </table:table-cell>
          <table:table-cell table:style-name="ce1" office:value-type="string">
            <text:p>La Réunion </text:p>
          </table:table-cell>
        </table:table-row>
        <table:table-row table:style-name="ro2">
          <table:table-cell table:style-name="ce1" office:value-type="float" office:value="976">
            <text:p>976</text:p>
          </table:table-cell>
          <table:table-cell table:style-name="ce1" office:value-type="string">
            <text:p>Mayotte </text:p>
          </table:table-cell>
        </table:table-row>
        <table:table-row table:style-name="ro2" table:number-rows-repeated="104847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06/11/2020</text:date>, <text:time>14:4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3S</meta:editing-duration>
    <meta:editing-cycles>3</meta:editing-cycles>
    <meta:generator>OpenOffice/4.1.2$Win32 OpenOffice.org_project/412m3$Build-9782</meta:generator>
    <dc:date>2020-11-06T14:47:23.53</dc:date>
    <meta:document-statistic meta:table-count="3" meta:cell-count="202" meta:object-count="0"/>
    <meta:user-defined meta:name="Info 1"/>
    <meta:user-defined meta:name="Info 2"/>
    <meta:user-defined meta:name="Info 3"/>
    <meta:user-defined meta:name="Info 4"/>
  </office:meta>
</office:document-meta>
</file>